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00ae00" draw:textarea-horizontal-align="center" draw:textarea-vertical-align="middle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0000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marker-start="Arrow" draw:marker-start-width="0.3cm" draw:marker-end="Arrow" draw:marker-end-width="0.3cm" draw:fill="solid" draw:fill-color="#0000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008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3.175cm" svg:height="1.905cm" svg:x="1cm" svg:y="11.16cm">
          <text:p text:style-name="P1">Palíndr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3.175cm" svg:height="1.905cm" svg:x="17.415cm" svg:y="11.16cm">
          <text:p text:style-name="P1">Cr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3.175cm" svg:height="1.905cm" svg:x="1cm" svg:y="21.955cm">
          <text:p text:style-name="P1">Palíndr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3.175cm" svg:height="1.905cm" svg:x="17.415cm" svg:y="21.955cm">
          <text:p text:style-name="P1">Cr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3.81cm" svg:height="1.905cm" svg:x="6.08cm" svg:y="11.16cm">
          <text:p text:style-name="P1">Parser Men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81cm" svg:height="1.905cm" svg:x="10.525cm" svg:y="11.16cm">
          <text:p text:style-name="P1">Parser Mai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id="id6" draw:layer="layout" svg:x1="7.985cm" svg:y1="11.16cm" svg:x2="8.62cm" svg:y2="1.953cm" draw:start-shape="id1" draw:start-glue-point="0" draw:end-shape="id2" draw:end-glue-point="5" svg:d="m7985 11160v-9207h635">
          <text:p/>
        </draw:connector>
        <draw:connector draw:style-name="gr3" draw:text-style-name="P1" draw:id="id7" draw:layer="layout" svg:x1="12.43cm" svg:y1="11.16cm" svg:x2="11.795cm" svg:y2="1.953cm" draw:start-shape="id3" draw:start-glue-point="0" draw:end-shape="id2" draw:end-glue-point="7" svg:d="m12430 11160v-9207h-635">
          <text:p/>
        </draw:connector>
        <draw:custom-shape draw:style-name="gr4" draw:text-style-name="P1" draw:id="id2" draw:layer="layout" svg:width="3.175cm" svg:height="3.175cm" svg:x="8.62cm" svg:y="0.365cm">
          <text:p text:style-name="P1">Principal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svg:x1="10.208cm" svg:y1="3.54cm" svg:x2="2.587cm" svg:y2="11.16cm" draw:start-shape="id2" draw:start-glue-point="6" draw:end-shape="id4" draw:end-glue-point="0" svg:d="m10208 3540v3810h-7621v3810">
          <text:p/>
        </draw:connector>
        <draw:connector draw:style-name="gr5" draw:text-style-name="P1" draw:layer="layout" svg:x1="10.208cm" svg:y1="3.54cm" svg:x2="19.002cm" svg:y2="11.16cm" draw:start-shape="id2" draw:start-glue-point="6" draw:end-shape="id5" draw:end-glue-point="0" svg:d="m10208 3540v3810h8794v3810">
          <text:p/>
        </draw:connector>
        <draw:connector draw:style-name="gr5" draw:text-style-name="P1" draw:layer="layout" svg:x1="1cm" svg:y1="12.112cm" svg:x2="7.985cm" svg:y2="1.953cm" draw:start-shape="id4" draw:start-glue-point="3" draw:end-shape="id6" draw:end-glue-point="0" svg:d="m1000 12112h-554v-10159h7539">
          <text:p/>
        </draw:connector>
        <draw:connector draw:style-name="gr5" draw:text-style-name="P1" draw:layer="layout" svg:x1="20.59cm" svg:y1="12.112cm" svg:x2="12.43cm" svg:y2="1.953cm" draw:start-shape="id5" draw:start-glue-point="1" draw:end-shape="id7" draw:end-glue-point="0" svg:d="m20590 12112h501v-10159h-8661">
          <text:p/>
        </draw:connector>
        <draw:frame draw:style-name="gr6" draw:layer="layout" svg:width="3.175cm" svg:height="0.962cm" svg:x="4.175cm" svg:y="1cm">
          <draw:text-box>
            <text:p>terminei</text:p>
          </draw:text-box>
        </draw:frame>
        <draw:frame draw:style-name="gr6" draw:layer="layout" svg:width="3.175cm" svg:height="0.962cm" svg:x="13.7cm" svg:y="1cm">
          <draw:text-box>
            <text:p>terminei</text:p>
          </draw:text-box>
        </draw:frame>
        <draw:frame draw:style-name="gr6" draw:layer="layout" svg:width="3.175cm" svg:height="0.962cm" svg:x="8.955cm" svg:y="7.985cm">
          <draw:text-box>
            <text:p>finalize</text:p>
          </draw:text-box>
        </draw:frame>
        <draw:connector draw:style-name="gr7" draw:text-style-name="P1" draw:layer="layout" draw:type="line" svg:x1="2.587cm" svg:y1="21.955cm" svg:x2="2.587cm" svg:y2="13.065cm" draw:start-shape="id8" draw:start-glue-point="0" draw:end-shape="id4" draw:end-glue-point="2" svg:d="m2587 21955v-8890">
          <text:p/>
        </draw:connector>
        <draw:connector draw:style-name="gr8" draw:text-style-name="P1" draw:id="id9" draw:layer="layout" svg:x1="6.08cm" svg:y1="12.112cm" svg:x2="4.175cm" svg:y2="12.112cm" draw:start-shape="id1" draw:start-glue-point="3" draw:end-shape="id4" draw:end-glue-point="1" svg:d="m6080 12112h-1905">
          <text:p/>
        </draw:connector>
        <draw:connector draw:style-name="gr8" draw:text-style-name="P1" draw:layer="layout" svg:x1="12.43cm" svg:y1="13.065cm" svg:x2="5.127cm" svg:y2="12.112cm" draw:start-shape="id3" draw:start-glue-point="2" draw:end-shape="id9" draw:end-glue-point="0" svg:d="m12430 13065v501h-7303v-1454">
          <text:p/>
        </draw:connector>
        <draw:frame draw:style-name="gr9" draw:layer="layout" svg:width="3.175cm" svg:height="2.384cm" svg:x="2.905cm" svg:y="18.145cm">
          <draw:text-box>
            <text:p>rode, finalize,</text:p>
            <text:p>rodei</text:p>
          </draw:text-box>
        </draw:frame>
        <draw:frame draw:style-name="gr6" draw:layer="layout" svg:width="1.905cm" svg:height="0.962cm" svg:x="7.985cm" svg:y="13.7cm">
          <draw:text-box>
            <text:p>rode</text:p>
          </draw:text-box>
        </draw:frame>
        <draw:connector draw:style-name="gr7" draw:text-style-name="P1" draw:layer="layout" svg:x1="19.002cm" svg:y1="13.065cm" svg:x2="19.002cm" svg:y2="21.955cm" draw:start-shape="id5" draw:start-glue-point="2" draw:end-shape="id10" draw:end-glue-point="0" svg:d="m19002 13065v8890">
          <text:p/>
        </draw:connector>
        <draw:connector draw:style-name="gr7" draw:text-style-name="P1" draw:layer="layout" draw:line-skew="2.674cm 4.785cm" svg:x1="2.587cm" svg:y1="13.065cm" svg:x2="17.415cm" svg:y2="12.112cm" draw:start-shape="id4" draw:start-glue-point="2" draw:end-shape="id5" draw:end-glue-point="3" svg:d="m2587 13065v3175h13018v-4128h1810">
          <text:p/>
        </draw:connector>
        <draw:frame draw:style-name="gr6" draw:layer="layout" svg:width="3.81cm" svg:height="0.962cm" svg:x="7.985cm" svg:y="16.24cm">
          <draw:text-box>
            <text:p>k é primo?</text:p>
          </draw:text-box>
        </draw:frame>
        <draw:frame draw:style-name="gr6" draw:layer="layout" svg:width="8.59cm" svg:height="2.384cm" svg:x="10.525cm" svg:y="17.51cm">
          <draw:text-box>
            <text:p>marque os múltiplos de k,</text:p>
            <text:p>k é primo?,</text:p>
            <text:p>finalize</text:p>
          </draw:text-box>
        </draw:frame>
        <draw:custom-shape draw:style-name="gr10" draw:text-style-name="P1" draw:layer="layout" svg:width="0.635cm" svg:height="0.635cm" svg:x="1.635cm" svg:y="2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.635cm" svg:y="25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635cm" svg:height="0.635cm" svg:x="1.635cm" svg:y="26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5.08cm" svg:height="0.962cm" svg:x="2.27cm" svg:y="24.368cm">
          <draw:text-box>
            <text:p>Mestre principal</text:p>
          </draw:text-box>
        </draw:frame>
        <draw:frame draw:style-name="gr6" draw:layer="layout" svg:width="5.08cm" svg:height="0.962cm" svg:x="2.27cm" svg:y="25.638cm">
          <draw:text-box>
            <text:p>Mestre</text:p>
          </draw:text-box>
        </draw:frame>
        <draw:frame draw:style-name="gr6" draw:layer="layout" svg:width="5.08cm" svg:height="0.962cm" svg:x="2.27cm" svg:y="26.838cm">
          <draw:text-box>
            <text:p>Escrav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as Adami</meta:initial-creator>
    <meta:creation-date>2012-04-30T12:00:49</meta:creation-date>
    <dc:date>2012-05-01T11:47:13</dc:date>
    <dc:creator>Lucas Adami</dc:creator>
    <meta:editing-duration>PT00H43M20S</meta:editing-duration>
    <meta:editing-cycles>3</meta:editing-cycles>
    <meta:generator>OpenOffice.org/3.2$Linux OpenOffice.org_project/320m12$Build-9483</meta:generator>
    <meta:document-statistic meta:object-count="31"/>
  </office:meta>
</office:document-meta>
</file>